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da4f2" officeooo:paragraph-rsid="001da4f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da4f2" officeooo:paragraph-rsid="001da4f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a4f2" officeooo:paragraph-rsid="001da4f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da4f2" officeooo:paragraph-rsid="001f5ed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9428" officeooo:paragraph-rsid="00209428" style:font-size-asian="10.5pt" style:font-weight-asian="normal" style:font-size-complex="12pt" style:font-weight-complex="normal"/>
    </style:style>
    <style:style style:name="T1" style:family="text">
      <style:text-properties officeooo:rsid="001f5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TD : Maven</text:p>
          </table:table-cell>
        </table:table-row>
      </table:table>
      <text:p text:style-name="P3"/>
      <text:p text:style-name="P1"/>
      <text:p text:style-name="P2">1 Mon premier projet Maven</text:p>
      <text:p text:style-name="P2"/>
      <text:p text:style-name="P4"><text:tab/><text:a xlink:type="simple" xlink:href="https://github.com/xaoc2nd/Maven/commits/master" text:style-name="Internet_20_link" text:visited-style-name="Visited_20_Internet_20_Link"><text:span text:style-name="T1">https://github.com/xaoc2nd/Maven/commits/master</text:span></text:a></text:p>
      <text:p text:style-name="P4"/>
      <text:p text:style-name="P5">J’ai du m’arrêter à la question 13 car je suis passé sur mon ordinateur perso pour finir et Maven ne fonctionnait 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ry Mathieu</meta:initial-creator>
    <meta:creation-date>2017-04-05T11:04:45.709136423</meta:creation-date>
    <dc:date>2017-04-12T21:15:35.431116139</dc:date>
    <meta:editing-duration>PT21M38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4" meta:word-count="31" meta:character-count="201" meta:non-whitespace-character-count="173"/>
  </office:meta>
</office:document-meta>
</file>